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Dashed" draw:fill="solid" draw:fill-color="#cfe7f5" draw:textarea-horizontal-align="center" draw:textarea-vertical-align="top" draw:auto-grow-height="false" fo:padding-left="0.508cm"/>
    </style:style>
    <style:style style:name="gr2" style:family="graphic" style:parent-style-name="standard">
      <style:graphic-properties draw:fill="solid" draw:fill-color="#00ae00" draw:textarea-horizontal-align="justify" draw:textarea-vertical-align="bottom" draw:auto-grow-height="false"/>
    </style:style>
    <style:style style:name="gr3" style:family="graphic" style:parent-style-name="standard">
      <style:graphic-properties draw:stroke="solid" draw:stroke-dash="Ultrafine_20_Dashed" draw:fill="solid" draw:fill-color="#cfe7f5" draw:textarea-horizontal-align="left" draw:textarea-vertical-align="top" draw:auto-grow-height="false" fo:padding-left="0.508cm"/>
    </style:style>
    <style:style style:name="gr4" style:family="graphic" style:parent-style-name="standard">
      <style:graphic-properties draw:stroke="solid" draw:stroke-dash="Ultrafine_20_Dashed" draw:fill="solid" draw:fill-color="#ffd320" draw:textarea-horizontal-align="center" draw:textarea-vertical-align="middle" draw:auto-grow-height="false" fo:padding-left="0.508cm"/>
    </style:style>
    <style:style style:name="gr5" style:family="graphic" style:parent-style-name="standard">
      <style:graphic-properties svg:stroke-color="#800000" draw:fill="solid" draw:fill-color="#ffe681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6633" draw:textarea-horizontal-align="justify" draw:textarea-vertical-align="middle" draw:auto-grow-height="false" fo:padding-top="0.025cm" fo:padding-bottom="0.025cm"/>
    </style:style>
    <style:style style:name="gr7" style:family="graphic" style:parent-style-name="standard">
      <style:graphic-properties svg:stroke-width="0.1cm" svg:stroke-color="#008000" draw:marker-start-width="0.35cm" draw:marker-end="Arrow" draw:marker-end-width="0.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Ultrafine_20_Dashed" draw:fill="solid" draw:fill-color="#cfe7f5" draw:textarea-horizontal-align="left" draw:textarea-vertical-align="middle" draw:auto-grow-height="false" fo:padding-left="0.508cm"/>
    </style:style>
    <style:style style:name="gr10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1" style:family="graphic" style:parent-style-name="standard">
      <style:graphic-properties svg:stroke-width="0.1cm" svg:stroke-color="#008000" draw:marker-start="Arrow" draw:marker-start-width="0.5cm" draw:marker-end="Arrow" draw:marker-end-width="0.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00008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05cm" svg:stroke-color="#008000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color="#000080" draw:marker-end="Arrow" draw:marker-end-width="0.3cm" draw:fill="none" draw:textarea-horizontal-align="center" draw:textarea-vertical-align="middle"/>
    </style:style>
    <style:style style:name="gr17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text-align="end"/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text-align="center"/>
      <style:text-properties fo:color="#800000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end"/>
      <style:text-properties fo:color="#000080" fo:font-size="14pt" style:font-size-asian="14pt" style:font-size-complex="14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text-properties fo:color="#000080" fo:font-size="12pt" style:font-size-asian="12pt" style:font-size-complex="12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008000" fo:font-size="12pt" style:font-size-asian="12pt" style:font-size-complex="12pt"/>
    </style:style>
    <style:style style:name="P13" style:family="paragraph">
      <style:text-properties fo:color="#008000" fo:font-size="12pt" style:font-size-asian="12pt" style:font-size-complex="12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text-properties fo:color="#008000" fo:font-size="14pt" style:font-size-asian="14pt" style:font-size-complex="14pt"/>
    </style:style>
    <style:style style:name="P16" style:family="paragraph">
      <style:text-properties fo:color="#000080"/>
    </style:style>
    <style:style style:name="P17" style:family="paragraph">
      <style:text-properties fo:color="#000080"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ffffff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800000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0080" fo:font-size="14pt" style:font-size-asian="14pt" style:font-size-complex="1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000080" fo:font-size="12pt" style:font-size-asian="12pt" style:font-size-complex="12pt"/>
    </style:style>
    <style:style style:name="T10" style:family="text">
      <style:text-properties fo:color="#008000" fo:font-size="12pt" style:font-size-asian="12pt" style:font-size-complex="12pt"/>
    </style:style>
    <style:style style:name="T11" style:family="text">
      <style:text-properties fo:color="#0080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18.415cm" svg:height="1.759cm" svg:x="7.985cm" svg:y="2.904cm">
          <text:p text:style-name="P1"><text:span text:style-name="T1">Apache Web Server</text:span></text:p>
          <draw:enhanced-geometry svg:viewBox="0 0 21600 21600" draw:path-stretchpoint-x="10800" draw:path-stretchpoint-y="10800" draw:text-areas="?f3 ?f4 ?f5 ?f6" draw:type="round-rectangle" draw:modifiers="3520.629921259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715cm" svg:height="3.175cm" svg:x="21.319cm" svg:y="16.825cm">
          <text:p text:style-name="P3"><text:span text:style-name="T2">Dummy</text:span><text:span text:style-name="T2"><text:line-break/></text:span><text:span text:style-name="T2">Addressbook</text:span><text:span text:style-name="T2"><text:line-break/></text:span><text:span text:style-name="T2">Appl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11cm" svg:height="6.6cm" svg:x="8.2cm" svg:y="8.2cm">
          <text:p text:style-name="P1"><text:span text:style-name="T1">Tomcat</text:span></text:p>
          <draw:enhanced-geometry svg:viewBox="0 0 21600 21600" draw:path-stretchpoint-x="10800" draw:path-stretchpoint-y="10800" draw:text-areas="?f3 ?f4 ?f5 ?f6" draw:type="round-rectangle" draw:modifiers="884.2547235829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9.4cm" svg:height="5cm" svg:x="9cm" svg:y="9.2cm">
          <draw:glue-point draw:id="4" svg:x="5cm" svg:y="-2.141cm"/>
          <draw:glue-point draw:id="5" svg:x="5cm" svg:y="2.143cm"/>
          <text:p text:style-name="P1"><text:span text:style-name="T3">midPoint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3" draw:id="id3" draw:layer="layout" svg:width="4.6cm" svg:height="3.8cm" svg:x="11.4cm" svg:y="15.6cm">
          <text:p text:style-name="P3"><text:span text:style-name="T4">MidPoint</text:span></text:p>
          <text:p text:style-name="P3"><text:span text:style-name="T4">Repository</text:span><text:span text:style-name="T4"><text:line-break/></text:span><text:span text:style-name="T4">(PostgreSQL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7" xml:id="id8" draw:id="id8" draw:layer="layout" svg:width="3.451cm" svg:height="1.8cm" svg:x="7.349cm" svg:y="10.6cm">
          <text:p text:style-name="P3"><text:span text:style-name="T5">HR Feed</text:span><text:span text:style-name="T6"><text:line-break/></text:span><text:span text:style-name="T6">(CSV File)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7" draw:text-style-name="P3" draw:layer="layout" draw:type="curve" svg:x1="20.6cm" svg:y1="12.9cm" svg:x2="24.176cm" svg:y2="14.919cm" draw:start-shape="id1" draw:start-glue-point="7" draw:end-shape="id2" draw:end-glue-point="5" svg:d="m20600 12900c2384 0 3576 673 3576 2019">
          <text:p/>
        </draw:connector>
        <draw:connector draw:style-name="gr8" draw:text-style-name="P3" draw:layer="layout" draw:type="curve" svg:x1="13.7cm" svg:y1="15.6cm" svg:x2="13.7cm" svg:y2="14.2cm" draw:start-shape="id3" draw:start-glue-point="5" draw:end-shape="id4" draw:end-glue-point="2" svg:d="m13700 15600v-1400">
          <text:p/>
        </draw:connector>
        <draw:custom-shape draw:style-name="gr9" draw:text-style-name="P8" xml:id="id9" draw:id="id9" draw:layer="layout" svg:width="10.16cm" svg:height="0.781cm" svg:x="8.62cm" svg:y="4.028cm">
          <text:p text:style-name="P1"><text:span text:style-name="T7">Reverse proxy</text:span></text:p>
          <draw:enhanced-geometry svg:viewBox="0 0 21600 21600" draw:path-stretchpoint-x="10800" draw:path-stretchpoint-y="10800" draw:text-areas="?f3 ?f4 ?f5 ?f6" draw:type="round-rectangle" draw:modifiers="3520.629921259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2" draw:id="id2" draw:layer="layout" svg:width="3.57cm" svg:height="2.54cm" svg:x="22.391cm" svg:y="14.919cm">
          <text:p text:style-name="P3"><text:span text:style-name="T8">PostgreSQL</text:span><text:span text:style-name="T8"><text:line-break/></text:span><text:span text:style-name="T8">Tab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1" draw:text-style-name="P3" draw:layer="layout" draw:type="curve" svg:x1="20.2cm" svg:y1="10.9cm" svg:x2="22.665cm" svg:y2="8.07cm" draw:start-shape="id5" draw:start-glue-point="7" draw:end-shape="id6" svg:d="m20200 10900c1849 0 617-2830 2465-2830">
          <text:p/>
        </draw:connector>
        <draw:connector draw:style-name="gr7" draw:text-style-name="P3" draw:layer="layout" draw:type="curve" svg:x1="4.81cm" svg:y1="10.422cm" svg:x2="7.349cm" svg:y2="11.5cm" draw:start-shape="id7" draw:start-glue-point="6" draw:end-shape="id8" draw:end-glue-point="5" svg:d="m4810 10422c0 719 846 1078 2539 1078">
          <text:p/>
        </draw:connector>
        <draw:custom-shape draw:style-name="gr10" draw:text-style-name="P9" xml:id="id7" draw:id="id7" draw:layer="layout" svg:width="2.54cm" svg:height="1.746cm" svg:x="3.54cm" svg:y="8.779cm">
          <text:p text:style-name="P3"><text:span text:style-name="T8">CSV 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9" xml:id="id6" draw:id="id6" draw:layer="layout" svg:width="2.935cm" svg:height="2.54cm" svg:x="22.665cm" svg:y="6.8cm">
          <text:p text:style-name="P3"><text:span text:style-name="T8">OpenDJ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3" draw:layer="layout" draw:type="curve" svg:x1="13.7cm" svg:y1="4.809cm" svg:x2="13.7cm" svg:y2="8.2cm" draw:start-shape="id9" draw:start-glue-point="2" draw:end-shape="id10" draw:end-glue-point="0" svg:d="m13700 4809v3391">
          <text:p/>
        </draw:connector>
        <draw:connector draw:style-name="gr12" draw:text-style-name="P3" draw:layer="layout" draw:type="curve" svg:x1="17.185cm" svg:y1="1.01cm" svg:x2="17.192cm" svg:y2="2.904cm" draw:end-shape="id11" draw:end-glue-point="0" svg:d="m17185 1010c0 1044 7 97 7 1894">
          <text:p/>
        </draw:connector>
        <draw:frame draw:style-name="gr13" draw:text-style-name="P10" draw:layer="layout" svg:width="3.161cm" svg:height="0.725cm" svg:x="13.7cm" svg:y="1.545cm">
          <draw:text-box>
            <text:p><text:span text:style-name="T9">HTTP, Port 80</text:span></text:p>
          </draw:text-box>
        </draw:frame>
        <draw:frame draw:style-name="gr13" draw:text-style-name="P10" draw:layer="layout" svg:width="5.43cm" svg:height="0.725cm" svg:x="7.97cm" svg:y="7.2cm">
          <draw:text-box>
            <text:p><text:span text:style-name="T9">HTTP, localhost Port 8080</text:span></text:p>
          </draw:text-box>
        </draw:frame>
        <draw:frame draw:style-name="gr13" draw:text-style-name="P12" draw:layer="layout" svg:width="2.348cm" svg:height="1.199cm" svg:x="25.6cm" svg:y="7.401cm">
          <draw:text-box>
            <text:p text:style-name="P11"><text:span text:style-name="T10">LDAP</text:span><text:span text:style-name="T10"><text:line-break/></text:span><text:span text:style-name="T10">Port 1389</text:span></text:p>
          </draw:text-box>
        </draw:frame>
        <draw:custom-shape draw:style-name="gr14" draw:text-style-name="P4" xml:id="id12" draw:id="id12" draw:layer="layout" svg:width="5.08cm" svg:height="1.905cm" svg:x="2.27cm" svg:y="5.445cm">
          <text:p text:style-name="P3"><text:span text:style-name="T2">Dummy</text:span><text:span text:style-name="T2"><text:line-break/></text:span><text:span text:style-name="T2">HR Application</text:span></text:p>
          <draw:enhanced-geometry svg:viewBox="0 0 21600 21600" draw:type="rectangle" draw:enhanced-path="M 0 0 L 21600 0 21600 21600 0 21600 0 0 Z N"/>
        </draw:custom-shape>
        <draw:connector draw:style-name="gr15" draw:text-style-name="P3" draw:layer="layout" draw:type="curve" svg:x1="4.81cm" svg:y1="7.35cm" svg:x2="4.81cm" svg:y2="8.779cm" draw:start-shape="id12" draw:start-glue-point="2" draw:end-shape="id7" draw:end-glue-point="4" svg:d="m4810 7350v1429">
          <text:p/>
        </draw:connector>
        <draw:frame draw:style-name="gr13" draw:text-style-name="P13" draw:layer="layout" svg:width="1.683cm" svg:height="0.725cm" svg:x="4.81cm" svg:y="7.35cm">
          <draw:text-box>
            <text:p><text:span text:style-name="T10">export</text:span></text:p>
          </draw:text-box>
        </draw:frame>
        <draw:connector draw:style-name="gr16" draw:text-style-name="P3" draw:layer="layout" draw:type="curve" svg:x1="22.59cm" svg:y1="4.809cm" svg:x2="24.132cm" svg:y2="6.8cm" draw:start-shape="id13" draw:end-shape="id6" svg:d="m22590 4809c0 1494 1542 499 1542 1991">
          <text:p/>
        </draw:connector>
        <draw:custom-shape draw:style-name="gr9" draw:text-style-name="P8" xml:id="id13" draw:id="id13" draw:layer="layout" svg:width="6.35cm" svg:height="0.781cm" svg:x="19.415cm" svg:y="4.028cm">
          <draw:glue-point draw:id="4" svg:x="-3cm" svg:y="5.019cm"/>
          <text:p text:style-name="P1"><text:span text:style-name="T7">Authenticated access</text:span></text:p>
          <draw:enhanced-geometry svg:viewBox="0 0 21600 21600" draw:path-stretchpoint-x="10800" draw:path-stretchpoint-y="10800" draw:text-areas="?f3 ?f4 ?f5 ?f6" draw:type="round-rectangle" draw:modifiers="3520.629921259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27cm" svg:height="1.27cm" svg:x="19.859cm" svg:y="5.66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9" xml:id="id14" draw:id="id14" draw:layer="layout" svg:width="1.27cm" svg:height="1.27cm" svg:x="20.077cm" svg:y="5.9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9" draw:layer="layout" svg:width="1.27cm" svg:height="1.27cm" svg:x="20.222cm" svg:y="6.0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6" draw:text-style-name="P3" draw:layer="layout" draw:type="curve" svg:x1="20.685cm" svg:y1="4.809cm" svg:x2="20.712cm" svg:y2="5.91cm" draw:start-shape="id13" draw:start-glue-point="4" draw:end-shape="id14" draw:end-glue-point="4" svg:d="m20685 4809c0 826 27 276 27 1101">
          <text:p/>
        </draw:connector>
        <draw:frame draw:style-name="gr13" draw:text-style-name="P14" draw:layer="layout" svg:width="4.041cm" svg:height="0.806cm" svg:x="8.62cm" svg:y="3.222cm">
          <draw:text-box>
            <text:p><text:span text:style-name="T6">http://../midpoint</text:span></text:p>
          </draw:text-box>
        </draw:frame>
        <draw:frame draw:style-name="gr13" draw:text-style-name="P14" draw:layer="layout" svg:width="3.52cm" svg:height="0.806cm" svg:x="21.724cm" svg:y="3.222cm">
          <draw:text-box>
            <text:p><text:span text:style-name="T6">http://../library</text:span></text:p>
          </draw:text-box>
        </draw:frame>
        <draw:frame draw:style-name="gr13" draw:text-style-name="P15" draw:layer="layout" svg:width="1.852cm" svg:height="0.806cm" svg:x="18.145cm" svg:y="5.666cm">
          <draw:text-box>
            <text:p><text:span text:style-name="T11">library</text:span></text:p>
          </draw:text-box>
        </draw:frame>
        <draw:custom-shape draw:style-name="gr6" draw:text-style-name="P7" xml:id="id5" draw:id="id5" draw:layer="layout" svg:width="4cm" svg:height="1.8cm" svg:x="16.2cm" svg:y="10cm">
          <text:p text:style-name="P3"><text:span text:style-name="T5">LDAP Server</text:span><text:span text:style-name="T6"><text:line-break/></text:span><text:span text:style-name="T6">(LDAP)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7" xml:id="id1" draw:id="id1" draw:layer="layout" svg:width="4.445cm" svg:height="1.8cm" svg:x="16.155cm" svg:y="12cm">
          <text:p text:style-name="P3"><text:span text:style-name="T5">Addressbook</text:span><text:span text:style-name="T6"><text:line-break/></text:span><text:span text:style-name="T6">(DatabaseTable)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3" draw:text-style-name="P17" draw:layer="layout" svg:width="5.049cm" svg:height="0.806cm" svg:x="23.2cm" svg:y="5.194cm">
          <draw:text-box>
            <text:p text:style-name="P16"><text:span text:style-name="T7">LDAP Authentic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dovan Semančík</meta:initial-creator>
    <meta:creation-date>2011-07-14T10:59:41</meta:creation-date>
    <dc:date>2013-02-18T15:53:53</dc:date>
    <dc:creator>Radovan Semancik</dc:creator>
    <meta:editing-duration>PT2H11M11S</meta:editing-duration>
    <meta:editing-cycles>42</meta:editing-cycles>
    <meta:generator>LibreOffice/3.6$Linux_X86_64 LibreOffice_project/360m1$Build-2</meta:generator>
    <meta:document-statistic meta:object-count="34"/>
  </office:meta>
</office:document-meta>
</file>